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00/00/00</text:date>, <text:time style:data-style-name="N2" text:time-value="15:09:48.00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5T15:22:01.244000000</dc:date>
    <meta:editing-duration>PT9H26M47S</meta:editing-duration>
    <meta:editing-cycles>18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IsMultiByte( b() as Byte )

	IsMultiByte = ( ( UBound( b ) - LBound( b ) + 1 ) &gt; 1 )

End Function



Function IsKorean( b() as Byte )

	'
	' 여기서 유니코드 범위 체크
	'
	If b( 0 ) &gt;= &amp;HAC And b( 0 ) &lt;= &amp;HD7 Then
		IsKorean = True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